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background-color="#000000">
        <style:background-image/>
      </style:paragraph-properties>
      <style:text-properties fo:font-style="normal" style:font-style-asian="normal" style:font-style-complex="normal"/>
    </style:style>
    <style:style style:name="P6"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2"/>
      <text:p text:style-name="P2">What is engine oil level? Asked Capitain Quin curtly.</text:p>
      <text:p text:style-name="P2"/>
      <text:p text:style-name="P2">Oil is at 67% sir. </text:p>
      <text:p text:style-name="P2"/>
      <text:p text:style-name="P2">Increase thrust to 41%.</text:p>
      <text:p text:style-name="P2"/>
      <text:p text:style-name="P2">“Should you be operating at 67% oil levels capitan? Isn’t that dangerous to the equipment?”</text:p>
      <text:p text:style-name="P2"/>
      <text:p text:style-name="P2">The Companig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oil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oil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rocket to the engines. The observation platforms were small and crowded. The heat was immense. The air smelled of oil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oil.”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h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light year long journey around the system.</text:p>
      <text:p text:style-name="P2"><text:s text:c="2"/>“We never would have stood for this father. Not when we were together. Not when we had the oolong. </text:p>
      <text:p text:style-name="P2"><text:soft-page-break/>Joaxi Quin looked at his stressor indicator wired under the skin of his wrist. . It was level 454. He chewed another tablet, and another.</text:p>
      <text:p text:style-name="P2"><text:s/>“You have seen many things father. But I hope your ship has not become one of the stariving ships.”</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tt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eak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text:p>
      <text:p text:style-name="P2"/>
      <text:p text:style-name="P2">“History is a powerful weapon.” Captain Joquin <text:s/>could hear his father say. As he walked the stalls and little alley ways of the market bazzar</text:p>
      <text:p text:style-name="P2"><text:soft-page-break/><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text:p>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text:p>
      <text:p text:style-name="P2">he gene stock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text:soft-page-break/>will gain a controlling interest in any mercantile operation with rapid efficiency.</text:p>
      <text:p text:style-name="P2">Do not to give access to credits or stocks. </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roval There was a fortune in humanity here. </text:p>
      <text:p text:style-name="P2">But that trade had been suppressed with the corprate take over. But it would take more than a generation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text:soft-page-break/></text:p>
      <text:p text:style-name="P2">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text:soft-page-break/>whisper and a kiss. </text:p>
      <text:p text:style-name="P2"/>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text:p>
      <text:p text:style-name="P2"/>
      <text:p text:style-name="P2">"Oh yes, I had read about your religions, quaint to encounter them first hand. Shall we conclude our business good brother?</text:p>
      <text:p text:style-name="P2">"I read in the documents your Slug requires 250,000 credits to conclude the business? </text:p>
      <text:p text:style-name="P2"/>
      <text:p text:style-name="P2">I coulnd't take less than 500000 for this lot of fine pig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text:p>
      <text:p text:style-name="P2"/>
      <text:p text:style-name="P2">The elders eyes went wide. They smelled an opportunity. The crowd began to chatter. </text:p>
      <text:p text:style-name="P2"/>
      <text:p text:style-name="P2">The bounty of these farms are our own, and we owe nothing but to God and our conscience.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text:soft-page-break/></text:p>
      <text:p text:style-name="P2">A point and a half of stock? What would you do with stock? You ignorant yokle! Why a point and a half is worth mo</text:p>
      <text:p text:style-name="P2"/>
      <text:p text:style-name="P2">"IDIOT! thought the captain. "If they know their getting swindled they'll never sell." He moved inperceptibly.</text:p>
      <text:p text:style-name="P2">Stone's upturned toes made a perfect point to hook his boot. With a deft sweep the giant of a boy was tumbling towards the </text:p>
      <text:p text:style-name="P2">Auditor. </text:p>
      <text:p text:style-name="P2"/>
      <text:p text:style-name="P2">Watch out yelled the captain with mock concern.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ext:soft-page-break/>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ve had these forgeries made up while you were talking.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text:p>
      <text:p text:style-name="P2"/>
      <text:p text:style-name="P2">"Show me the papers." mantis unclutched the sheaf of stock certificates with effort. "these are good. quite good. the captain bit the marker and it let a sligh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
      <text:p text:style-name="P2">“That one will see the cracks in every wall. Best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oft-page-break/><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text:s/>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eternal summer sun. "Don't pay anything. Above .75 points of stock." </text:p>
      <text:p text:style-name="P2"><text:soft-page-break/></text:p>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rich </text:p>
      <text:p text:style-name="P2">brown beer. </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text:p>
      <text:p text:style-name="P2"/>
      <text:p text:style-name="P2">"Alone alone alone littl piggies!" Every square inch of the doeme hung with glistening meat and <text:soft-page-break/>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text:p>
      <text:p text:style-name="P2"/>
      <text:p text:style-name="P2">Sooouie!! Pigs come here to see me! Wendy is off to neck with Harris and so the pen is ours today! No gossip, and no complaining! </text:p>
      <text:p text:style-name="P2"/>
      <text:p text:style-name="P2">The girl bent at a display screen and hundreds of animated pigs came to greet her. Her overalls were tan and crisp but faded. tools and tassles ornimeted </text:p>
      <text:p text:style-name="P2">the beautiful body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Your, OHHH a red one! 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of the digester.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text:soft-page-break/></text:p>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2"/>
      <text:p text:style-name="P2">The boy drew a scalpel blade from his set of tools. Cut a nerve band in a pigs mucle. The meat stopped arching from th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between the fronts.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text:soft-page-break/></text:p>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text:soft-page-break/></text:p>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5"><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text:soft-page-break/></text:p>
      <text:p text:style-name="P4">She gasped and looked skyward.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text:soft-page-break/></text:p>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text:p>
      <text:p text:style-name="P4"><text:soft-page-break/></text:p>
      <text:p text:style-name="P4">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text:soft-page-break/>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text:p>
      <text:p text:style-name="P4"/>
      <text:p text:style-name="P4"><text:soft-page-break/>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4"/>
      <text:p text:style-name="P4">The large vein smelled of dirt, acid and chemicals. A deep mechanical rumbling grew stronger and stronger as they progressed.</text:p>
      <text:p text:style-name="P4"><text:line-break/>Have you ever been to the foot? </text:p>
      <text:p text:style-name="P4"/>
      <text:p text:style-name="P4">No, we're not allowed. Its for your group only. The acid is too dangerous. She waved at the pock marks and scars that scathed his body.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You used to be smaller? Do you lift? What's your bench? </text:p>
      <text:p text:style-name="P4"/>
      <text:p text:style-name="P4">“I'm about to hit some monstrous gains.”</text:p>
      <text:p text:style-name="P4"/>
      <text:p text:style-name="P4">“What with hooking up meat to yourself?” </text:p>
      <text:p text:style-name="P4"/>
      <text:p text:style-name="P4">Precisely. </text:p>
      <text:p text:style-name="P4"/>
      <text:p text:style-name="P4">You can't win awards like that. That's cheating. I won't tell on you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
      <text:p text:style-name="P4"><text:soft-page-break/></text:p>
      <text:p text:style-name="P4"><text:s/>When we're you supposed to find me. </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4"/>
      <text:p text:style-name="P4">“I've never had it laid out so precisely before” </text:p>
      <text:p text:style-name="P4"/>
      <text:p text:style-name="P4">they walked towards an accessway. Laura made another mental note of the direction they turned </text:p>
      <text:p text:style-name="P4"/>
      <text:p text:style-name="P4">It's all so huge. It makes me feel insignificant.”</text:p>
      <text:p text:style-name="P4"/>
      <text:p text:style-name="P4">One of the main reasons Farm folk aren't allowed down here. Technician's are inoculated against space herisy. Farmers get a look at all this land churned up by a mechanical plow, by the hand of man, and draw some conclusions that aren't appreciated. </text:p>
      <text:p text:style-name="P4"/>
      <text:p text:style-name="P4">How much land is there? </text:p>
      <text:p text:style-name="P4"/>
      <text:p text:style-name="P4">This planet is 783 miles in curcumference, which means at 2 mph that the slug moves (DO WE WANT THIS IN KM? SCIENCE IS IN KM.) We circle the planet once every 369 hours. </text:p>
      <text:p text:style-name="P4"/>
      <text:p text:style-name="P4">Laura had never heard facts like these before always there had been a shine of “god's ways” or mysteries of the tech, unknowable. </text:p>
      <text:p text:style-name="P4"/>
      <text:p text:style-name="P4"><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oion. </text:p>
      <text:p text:style-name="P4"/>
      <text:p text:style-name="P4">Isn't she beautiful? She took me six months to grow. One of the most amazing genetic engineering feats I've achoplmishe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wnoldge it. He climbed into the Maw. </text:p>
      <text:p text:style-name="P4"/>
      <text:p text:style-name="P4">Laura hesitated. If she was caught, alone and away form her station she'd be severly punnished. But she wanted to read. </text:p>
      <text:p text:style-name="P4"/>
      <text:p text:style-name="P4">Come on girl. Brave. She passed the steaming gnarled entrance and climbed into the laboratory. </text:p>
      <text:p text:style-name="P4"/>
      <text:p text:style-name="P4">The root was her guide as she crawed up the pipes and wires through to the hidden marvel that was Aurther's work shop. </text:p>
      <text:p text:style-name="P4"/>
      <text:p text:style-name="P4">It was circular and the floor was the pedal of the enormous root they had climbed. Overhead was an incredible light that the pedal was drinking in but it looked foreine and organic, nothing like the metta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text:p>
      <text:p text:style-name="P4"/>
      <text:p text:style-name="P4">Aurther seemed stunned that he wasn't looking at his samples any longer, but instead spun around in his <text:soft-page-break/>chair and facing laura.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disapointedly. </text:p>
      <text:p text:style-name="P4"/>
      <text:p text:style-name="P4">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It took me a short while longer, but I crafted a method to leave on my own.”<text:line-break/><text:soft-page-break/>“What's your method?” </text:p>
      <text:p text:style-name="P4"/>
      <text:p text:style-name="P4">“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4"/>
      <text:p text:style-name="P4">No time. I wish you all the luck. Please make sure my plant get's watered. </text:p>
      <text:p text:style-name="P4"/>
      <text:p text:style-name="P4">And just like that he strode, selfishly caring for nothing and noone but himself and the exit he had so craftily calculated. </text:p>
      <text:p text:style-name="P4"/>
      <text:p text:style-name="P4"/>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4"/>
      <text:p text:style-name="P4">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i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4"/>
      <text:p text:style-name="P4">“Come. You should clean your body.” <text:line-break/><text:line-break/>“And prepare your heart.” </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4"/>
      <text:p text:style-name="P4">Broken men shattered by mace strokes, cleaved with heavy axes littered the outskirts, then lay enmase as the three strode the battle field. The sisters stayed at his elbows and they drew closer to living men standing among the dead.</text:p>
      <text:p text:style-name="P4"/>
      <text:p text:style-name="P4">“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text:soft-page-break/>be embraced by them? </text:p>
      <text:p text:style-name="P4"/>
      <text:p text:style-name="P4">One man in rags, with out an arm coughted. “Last hugs you'll ever get. You'll come to appreciate them in time.”<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text:soft-page-break/>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green gore.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 </text:p>
      <text:p text:style-name="P4"/>
      <text:p text:style-name="P4">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text:soft-page-break/>Who rides? <text:line-break/><text:line-break/>Galotha and the lepers </text:p>
      <text:p text:style-name="P4"/>
      <text:p text:style-name="P4">I will go find Pasne-Pan-Reich. <text:line-break/><text:line-break/>Do that. We will wait here.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text:soft-page-break/></text:p>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It was night now. Fires burned. The wind came from the mountains and everyone in the camp that there was much that was hard about life.</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text:soft-page-break/>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4"/>
      <text:p text:style-name="P4">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text:soft-page-break/></text:p>
      <text:p text:style-name="P2">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oa 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text:soft-page-break/>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text:soft-page-break/>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6"/>
      <text:p text:style-name="P4">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text:soft-page-break/></text:p>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4">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text:soft-pag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text:soft-page-break/>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4"/>
      <text:p text:style-name="P2"><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4"/>
      <text:p text:style-name="P4">Stone filled the hallway. </text:p>
      <text:p text:style-name="P4"/>
      <text:p text:style-name="P4">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ext:soft-page-break/>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soft-pag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soft-pag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text:soft-page-break/>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text:soft-page-break/>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ext:soft-page-break/>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text:soft-pag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text:soft-page-break/>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text:soft-page-break/>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text:soft-pag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soft-pag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Having torn into the meat, the bread called mightily. A loaf of thick seed studded wheat bread tore with <text:soft-page-break/>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39107 WORDCOUNT</text:p>
      <text:p text:style-name="P4"/>
      <text:p text:style-name="P4"><text:line-break/> </text:p>
      <text:p text:style-name="P4"/>
      <text:p text:style-name="P4"><text:line-break/><text:line-break/><text:line-break/><text:line-break/> <text:line-break/><text:line-break/><text:line-break/><text:line-break/><text:line-break/><text:line-break/></text:p>
      <text:p text:style-name="P4"><text:soft-page-break/><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10-10T15:51:24.55</dc:date>
    <dc:creator>Blake Stanger</dc:creator>
    <meta:editing-duration>P11DT8H51M13S</meta:editing-duration>
    <meta:editing-cycles>191</meta:editing-cycles>
    <meta:generator>OpenOffice/4.1.11$Win32 OpenOffice.org_project/4111m1$Build-9808</meta:generator>
    <meta:document-statistic meta:table-count="0" meta:image-count="1" meta:object-count="0" meta:page-count="89" meta:paragraph-count="891" meta:word-count="39109" meta:character-count="212783"/>
  </office:meta>
</office:document-meta>
</file>